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3affa" officeooo:paragraph-rsid="0003affa"/>
    </style:style>
    <style:style style:name="P2" style:family="paragraph" style:parent-style-name="Standard">
      <style:text-properties fo:language="es" fo:country="ES" officeooo:rsid="000564f0" officeooo:paragraph-rsid="000564f0"/>
    </style:style>
    <style:style style:name="P3" style:family="paragraph" style:parent-style-name="Standard">
      <style:text-properties fo:language="es" fo:country="ES" officeooo:rsid="00059fc1" officeooo:paragraph-rsid="00059fc1"/>
    </style:style>
    <style:style style:name="P4" style:family="paragraph" style:parent-style-name="Standard">
      <style:text-properties fo:language="es" fo:country="ES" officeooo:rsid="0005b2ca" officeooo:paragraph-rsid="0005b2ca"/>
    </style:style>
    <style:style style:name="P5" style:family="paragraph" style:parent-style-name="Standard">
      <style:text-properties fo:language="es" fo:country="ES" fo:font-style="normal" officeooo:rsid="0005b2ca" officeooo:paragraph-rsid="0005b2ca" style:font-style-asian="normal" style:font-style-complex="normal"/>
    </style:style>
    <style:style style:name="P6" style:family="paragraph" style:parent-style-name="Standard">
      <style:text-properties fo:language="es" fo:country="ES" fo:font-style="normal" officeooo:rsid="0006555f" officeooo:paragraph-rsid="0005b2ca" style:font-style-asian="normal" style:font-style-complex="normal"/>
    </style:style>
    <style:style style:name="P7" style:family="paragraph" style:parent-style-name="Standard">
      <style:text-properties fo:language="es" fo:country="ES" fo:font-style="normal" officeooo:rsid="0006555f" officeooo:paragraph-rsid="0006555f" style:font-style-asian="normal" style:font-style-complex="normal"/>
    </style:style>
    <style:style style:name="P8" style:family="paragraph" style:parent-style-name="Standard">
      <style:text-properties fo:language="es" fo:country="ES" officeooo:rsid="00059fc1" officeooo:paragraph-rsid="00075b18"/>
    </style:style>
    <style:style style:name="P9" style:family="paragraph" style:parent-style-name="Standard">
      <style:text-properties fo:language="es" fo:country="ES" officeooo:rsid="0009ff3b" officeooo:paragraph-rsid="0009ff3b"/>
    </style:style>
    <style:style style:name="T1" style:family="text">
      <style:text-properties officeooo:rsid="00059fc1"/>
    </style:style>
    <style:style style:name="T2" style:family="text">
      <style:text-properties officeooo:rsid="0005b2c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555f" style:font-style-asian="normal" style:font-style-complex="normal"/>
    </style:style>
    <style:style style:name="T5" style:family="text">
      <style:text-properties officeooo:rsid="0006555f"/>
    </style:style>
    <style:style style:name="T6" style:family="text">
      <style:text-properties officeooo:rsid="00090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tiene un fallo de seguridad, encontrarlo y usarlo a nuestro favor</text:p>
      <text:p text:style-name="P1"/>
      <text:p text:style-name="P1">Usando la misma clave, el en<text:span text:style-name="T5">criptado</text:span> es el mismo. (Es directo)</text:p>
      <text:p text:style-name="P2">Sabemos que la longitud de la clave es de 4 bytes.</text:p>
      <text:p text:style-name="P2">Usando el comando readelf -a “file_<text:span text:style-name="T1">name</text:span>” <text:span text:style-name="T1">sacamos la conclusión de que la clave o parte de ella puede ser “privatekeyaescypherkutxabank”. Pero vemos que esta clave tiene 28 bytes.</text:span></text:p>
      <text:p text:style-name="P3">AES tiene que ser de 128, 192 o 256 bits:</text:p>
      <text:p text:style-name="P3">- 128 bits son 16 bytes (Nos <text:span text:style-name="T2">pasamos</text:span>)</text:p>
      <text:p text:style-name="P3">192 bits son 24 bytes (Nos <text:span text:style-name="T2">pasamos)</text:span></text:p>
      <text:p text:style-name="P3">256 bits son 32 bits <text:span text:style-name="T2">(Nos quedamos cortos)</text:span></text:p>
      <text:p text:style-name="P3">Por lo que es posible que <text:span text:style-name="T2">lo que tenemos sea parte de una clave a la que le faltan 4 bytes.</text:span></text:p>
      <text:p text:style-name="P4">Para poder romper esta clave solo necesitamos realizar 2<text:span text:style-name="T3">⁴*⁸. 4 bytes restantes y cada byte tiene 8 bits.</text:span></text:p>
      <text:p text:style-name="P5"/>
      <text:p text:style-name="P4"><text:span text:style-name="T3">Debajo tenemos “ownedbykaixabank” que podemos suponer que es una signature, una firma que ha dejado la empresa o entidad que ha desarro</text:span><text:span text:style-name="T4">ll</text:span><text:span text:style-name="T3">ado el programa. </text:span><text:span text:style-name="T4">(Podemos usarlo como m0)</text:span></text:p>
      <text:p text:style-name="P6"/>
      <text:p text:style-name="P7">También hay una sección sospechosa que se muestra en hexadecimal 00 01 02 03… 0f. (Esta podría ser nuestro IV)</text:p>
      <text:p text:style-name="P7"/>
      <text:p text:style-name="P5"/>
      <text:p text:style-name="P5"/>
      <text:p text:style-name="P8">privatekeyaescypherkutxabank</text:p>
      <text:p text:style-name="P2">707269766174656B65796165736379706865726B7574786162616E6B</text:p>
      <text:p text:style-name="P2"/>
      <text:p text:style-name="P2">privatekeyaescypherkutxabank0000</text:p>
      <text:p text:style-name="P2">707269766174656B65796165736379706865726B7574786162616E6B30303030 <text:span text:style-name="T6">28_29_30_31 6F776E656462796B6169786162616E6B -1 </text:span>7f454c46020101000000000000000000 </text:p>
      <text:p text:style-name="P2"/>
      <text:p text:style-name="P9">gcc -o decrypt decrypt.c aes.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2-08T14:36:38.682302489</dc:date>
    <meta:editing-duration>PT29M4S</meta:editing-duration>
    <meta:editing-cycles>7</meta:editing-cycles>
    <meta:document-statistic meta:table-count="0" meta:image-count="0" meta:object-count="0" meta:page-count="1" meta:paragraph-count="17" meta:word-count="199" meta:character-count="1288" meta:non-whitespace-character-count="1109"/>
  </office:meta>
</office:document-meta>
</file>